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Dash_20_2" svg:stroke-width="0cm" draw:stroke-linejoin="none" svg:stroke-linecap="butt"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draw:stroke-dash="Dash_20_2" svg:stroke-width="0cm" draw:stroke-linejoin="none" svg:stroke-linecap="butt" draw:fill="solid" draw:fill-color="#990000" draw:textarea-horizontal-align="center" draw:textarea-vertical-align="middle"/>
    </style:style>
    <style:style style:name="gr3" style:family="graphic" style:parent-style-name="standard">
      <style:graphic-properties draw:stroke="none" draw:stroke-dash="Dash_20_2" svg:stroke-width="0cm" svg:stroke-color="#808080" draw:stroke-linejoin="none" svg:stroke-linecap="butt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solid" draw:stroke-dash="Dash_20_2" svg:stroke-width="0.026cm" svg:stroke-color="#808080" draw:stroke-linejoin="round" svg:stroke-linecap="butt" draw:fill="none" draw:fill-color="#ffffff" draw:textarea-horizontal-align="center" draw:textarea-vertical-align="middle" fo:padding-top="0.013cm" fo:padding-bottom="0.013cm" fo:padding-left="0.013cm" fo:padding-right="0.013cm"/>
    </style:style>
    <style:style style:name="gr5" style:family="graphic" style:parent-style-name="standard">
      <style:graphic-properties draw:stroke="solid" draw:stroke-dash="Dash_20_2" svg:stroke-width="1.016cm" svg:stroke-color="#990000" draw:marker-start-width="1.524cm" draw:marker-end-width="1.524cm" draw:stroke-linejoin="round" svg:stroke-linecap="butt" draw:fill="solid" draw:fill-color="#990000" draw:textarea-horizontal-align="center" draw:textarea-vertical-align="middle" fo:padding-top="0.508cm" fo:padding-bottom="0.508cm" fo:padding-left="0.508cm" fo:padding-right="0.508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7.272cm" svg:height="17.271cm" svg:x="2.512cm" svg:y="4.196cm" svg:viewBox="0 0 17273 17272" svg:d="M2878 0c-1441 0-2878 1439-2878 2878v11515c0 1438 1437 2879 2878 2879h11515c1439 0 2880-1441 2880-2879v-11515c0-1439-1441-2878-2880-2878z">
          <text:p/>
        </draw:path>
        <draw:path draw:style-name="gr2" draw:text-style-name="P1" draw:layer="layout" svg:width="16.51cm" svg:height="16.51cm" svg:x="2.912cm" svg:y="4.596cm" svg:viewBox="0 0 16511 16511" svg:d="M2751 0c-1377 0-2751 1375-2751 2751v11008c0 1375 1374 2752 2751 2752h11007c1376 0 2753-1377 2753-2752v-11008c0-1376-1377-2751-2753-2751z">
          <text:p/>
        </draw:path>
        <draw:path draw:style-name="gr3" draw:text-style-name="P1" draw:layer="layout" svg:width="13.458cm" svg:height="13.458cm" svg:x="4.462cm" svg:y="5.709cm" svg:viewBox="0 0 13459 13459" svg:d="M6730 13459c-1239 0-2292-282-3366-901-1072-619-1844-1391-2463-2464s-901-2125-901-3364 282-2292 901-3366c619-1072 1391-1844 2463-2463 1074-619 2127-901 3365-901s2292 282 3365 901 1845 1391 2464 2463c617 1074 901 2127 901 3365 0 1240-284 2292-901 3365-619 1073-1391 1845-2464 2464s-2127 901-3364 901z">
          <text:p/>
        </draw:path>
        <draw:path draw:style-name="gr4" draw:text-style-name="P1" draw:layer="layout" svg:width="13.458cm" svg:height="13.458cm" svg:x="4.462cm" svg:y="5.709cm" svg:viewBox="0 0 13459 13459" svg:d="M6730 13459c-1239 0-2292-282-3366-901-1072-619-1844-1391-2463-2464s-901-2125-901-3364 282-2292 901-3366c619-1072 1391-1844 2463-2463 1074-619 2127-901 3365-901s2292 282 3365 901 1845 1391 2464 2463c617 1074 901 2127 901 3365 0 1240-284 2292-901 3365-619 1073-1391 1845-2464 2464s-2127 901-3364 901z">
          <text:p/>
        </draw:path>
        <draw:path draw:style-name="gr5" draw:text-style-name="P1" draw:layer="layout" svg:width="10.425cm" svg:height="2.289cm" svg:x="6.124cm" svg:y="9.3cm" svg:viewBox="0 0 10426 2290" svg:d="M0 158c728 0 1539 279 1959 979 447 747 1328 1299 2100 1118 869-204 1544-1693 2378-2097 647-314 981-141 1680 349 768 558 1559 1633 2309 1329">
          <text:p/>
        </draw:path>
        <draw:path draw:style-name="gr5" draw:text-style-name="P1" draw:layer="layout" svg:width="10.425cm" svg:height="2.289cm" svg:x="6.124cm" svg:y="13.199cm" svg:viewBox="0 0 10426 2290" svg:d="M0 158c728 0 1539 279 1959 979 447 747 1328 1299 2100 1118 869-204 1544-1693 2378-2097 647-314 981-141 1680 349 768 560 1559 1633 2309 1329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0$Unix OpenOffice.org_project/410m18$Build-9764</meta:generator>
    <dc:date>2014-10-03T16:03:24</dc:date>
    <meta:editing-duration>PT3M45S</meta:editing-duration>
    <meta:editing-cycles>3</meta:editing-cycles>
    <meta:document-statistic meta:object-count="6"/>
  </office:meta>
</office:document-meta>
</file>